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, monospace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80ff" style:font-name="dejavu sans mono" fo:font-size="8.25pt" fo:letter-spacing="normal" fo:font-style="normal" fo:font-weight="normal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le links zu den skills:</text:p>
      <text:p text:style-name="P1">$('a[href*=Skill_aktiv],a[href*=Skill_passiv],a[href*=Skills_aktiv],a[href*=Skills_passiv]')</text:p>
      <text:p text:style-name="P1"/>
      <text:p text:style-name="P2">Daten aus „neuem fenster“ holen:</text:p>
      <text:p text:style-name="P1">var win = window.open(href,title);$(win.document.body).find(...);</text:p>
      <text:p text:style-name="P1"/>
      <text:p text:style-name="P2">Thrift: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 mono" svg:font-family="'dejavu sans mono', monospace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 PL UMing H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14:11:58</meta:creation-date>
    <dc:date>2013-07-29T14:19:59</dc:date>
    <meta:editing-duration>P0D</meta:editing-duration>
    <meta:editing-cycles>1</meta:editing-cycles>
    <meta:document-statistic meta:table-count="0" meta:image-count="0" meta:object-count="0" meta:page-count="1" meta:paragraph-count="5" meta:word-count="16" meta:character-count="221" meta:non-whitespace-character-count="210"/>
    <meta:generator>LibreOffice/3.5$Linux_X86_64 LibreOffice_project/350m1$Build-2</meta:generator>
  </office:meta>
</office:document-meta>
</file>